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5.24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e aller Links:</text:p>
      <text:p text:style-name="Standard"/>
      <text:p text:style-name="Standard">Maps-Anleitung:</text:p>
      <text:p text:style-name="Standard"/>
      <text:p text:style-name="Standard">https://developers.google.com/maps/documentation/android/</text:p>
      <text:p text:style-name="Standard"/>
      <text:p text:style-name="Standard">API-Key generieren:</text:p>
      <text:p text:style-name="Standard"><text:a xlink:type="simple" xlink:href="http://tablet-market.de/android-map-api-key-generieren/">http://tablet-market.de/android-map-api-key-generieren/</text:a></text:p>
      <text:p text:style-name="P1"/>
      <text:p text:style-name="Standard"><text:a xlink:type="simple" xlink:href="https://developers.google.com/maps/documentation/android/start?hl=de#obtaining_an_api_key">https://developers.google.com/maps/documentation/android/start?hl=de#obtaining_an_api_key</text:a></text:p>
      <text:p text:style-name="Standard"/>
      <text:p text:style-name="Standard"/>
      <text:p text:style-name="Standard">Maps implementieren:</text:p>
      <text:p text:style-name="Standard"><text:a xlink:type="simple" xlink:href="http://tablet-market.de/map-in-android-app-einbinden/">http://tablet-market.de/map-in-android-app-einbinden/</text:a></text:p>
      <text:p text:style-name="Standard"/>
      <text:p text:style-name="Standard">GitHub-Projekt:</text:p>
      <text:p text:style-name="Standard"><text:a xlink:type="simple" xlink:href="https://github.com/boeserwolf91/Studi-App-Koethen">https://github.com/boeserwolf91/Studi-App-Koethen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26S</meta:editing-duration>
    <meta:editing-cycles>6</meta:editing-cycles>
    <meta:generator>OpenOffice.org/3.4.1$Win32 OpenOffice.org_project/341m1$Build-9593</meta:generator>
    <dc:date>2013-04-18T13:08:49.48</dc:date>
    <meta:document-statistic meta:table-count="0" meta:image-count="0" meta:object-count="0" meta:page-count="1" meta:paragraph-count="10" meta:word-count="14" meta:character-count="390"/>
    <meta:user-defined meta:name="Info 1"/>
    <meta:user-defined meta:name="Info 2"/>
    <meta:user-defined meta:name="Info 3"/>
    <meta:user-defined meta:name="Info 4"/>
  </office:meta>
</office:document-meta>
</file>